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84bd1"/>
    </style:style>
    <style:style style:name="P2" style:family="paragraph" style:parent-style-name="Horizontal_20_Line">
      <style:text-properties officeooo:paragraph-rsid="00084bd1"/>
    </style:style>
    <style:style style:name="P3" style:family="paragraph" style:parent-style-name="Horizontal_20_Line">
      <style:text-properties officeooo:paragraph-rsid="000a14e4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5">
      <style:paragraph-properties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1">
      <style:paragraph-properties fo:margin-top="0cm" fo:margin-bottom="0cm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fo:color="#80008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background-color="#ffff38" loext:char-shading-value="0"/>
    </style:style>
    <style:style style:name="T5" style:family="text">
      <style:text-properties style:font-name="Liberation Mono" fo:background-color="#ffff38" loext:char-shading-value="0"/>
    </style:style>
    <style:style style:name="T6" style:family="text"/>
    <text:list-style style:name="L1">
      <text:list-level-style-bullet text:level="1" text:style-name="Bullet_20_Symbols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2.007cm" text:min-label-width="0.499cm"/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ource_20_Text"><text:span text:style-name="T1">select_related</text:span></text:span></text:h>
      <text:list text:style-name="L1">
        <text:list-header>
          <text:p text:style-name="P10"/>
        </text:list-header>
        <text:list-item>
          <text:p text:style-name="P10">It is used for <text:span text:style-name="Strong_20_Emphasis">"one-to-one"</text:span> (<text:span text:style-name="Source_20_Text">OneToOneField</text:span>) and <text:span text:style-name="Strong_20_Emphasis">"many-to-one"</text:span> (<text:span text:style-name="Source_20_Text">ForeignKey</text:span>) relationships.</text:p>
        </text:list-item>
        <text:list-item>
          <text:p text:style-name="P9">It performs an <text:span text:style-name="Strong_20_Emphasis">SQL </text:span><text:span text:style-name="Strong_20_Emphasis"><text:span text:style-name="Source_20_Text">JOIN</text:span></text:span> to fetch related objects in a <text:span text:style-name="Strong_20_Emphasis">single query</text:span> instead of making additional queries when accessing related fields.</text:p>
        </text:list-item>
      </text:list>
      <text:p text:style-name="Horizontal_20_Line"><text:span text:style-name="Strong_20_Emphasis"/></text:p>
      <text:h text:style-name="Heading_20_4" text:outline-level="4">1️⃣ Without <text:span text:style-name="Source_20_Text">select_related()</text:span> (Causes N+1 Queries)</text:h>
      <text:p text:style-name="Preformatted_20_Text"/>
      <text:list xml:id="list2806907456" text:style-name="L5">
        <text:list-header>
          <text:p text:style-name="P8"><text:span text:style-name="Source_20_Text"><text:span text:style-name="T5">sales = SalesInvoice.objects.all()</text:span></text:span></text:p>
          <text:p text:style-name="P8"><text:span text:style-name="Source_20_Text"><text:span text:style-name="T5">for sale in sales:</text:span></text:span></text:p>
          <text:p text:style-name="P8"><text:span text:style-name="Source_20_Text"><text:span text:style-name="T5"><text:s text:c="4"/>print(sale.customer.name) <text:s/># Causes an additional query for each customer</text:span></text:span></text:p>
        </text:list-header>
      </text:list>
      <text:p text:style-name="Text_20_body"/>
      <text:p text:style-name="Text_20_body">⏳ <text:span text:style-name="Strong_20_Emphasis">Issue:</text:span> This results in <text:span text:style-name="Strong_20_Emphasis">N+1 queries</text:span>:</text:p>
      <text:list text:style-name="L2">
        <text:list-item>
          <text:p text:style-name="P12"><text:span text:style-name="Strong_20_Emphasis">1 query</text:span> to fetch all sales invoices.</text:p>
        </text:list-item>
        <text:list-item>
          <text:p text:style-name="P11"><text:span text:style-name="Strong_20_Emphasis">N queries</text:span> (one per invoice) to fetch related customer data.</text:p>
        </text:list-item>
      </text:list>
      <text:p text:style-name="Horizontal_20_Line"/>
      <text:h text:style-name="Heading_20_4" text:outline-level="4">2️⃣ Optimized with <text:span text:style-name="Source_20_Text">select_related()</text:span> (Single Query)</text:h>
      <text:p text:style-name="Preformatted_20_Text"/>
      <text:list text:continue-list="list2806907456" text:style-name="L5">
        <text:list-header>
          <text:p text:style-name="P8"><text:span text:style-name="Source_20_Text"><text:span text:style-name="T5">sales = SalesInvoice.objects.select_related('customer')</text:span></text:span></text:p>
          <text:p text:style-name="P8"><text:span text:style-name="Source_20_Text"><text:span text:style-name="T5">for sale in sales:</text:span></text:span></text:p>
          <text:p text:style-name="P8"><text:span text:style-name="Source_20_Text"><text:span text:style-name="T5"><text:s text:c="4"/>print(sale.customer.name) <text:s/># Uses the same query result</text:span></text:span></text:p>
        </text:list-header>
      </text:list>
      <text:p text:style-name="Text_20_body"/>
      <text:p text:style-name="Text_20_body">✅ <text:span text:style-name="Strong_20_Emphasis">Benefit:</text:span> Now only <text:span text:style-name="Strong_20_Emphasis">one SQL query</text:span> is executed using a <text:span text:style-name="Source_20_Text">JOIN</text:span>.</text:p>
      <text:p text:style-name="Horizontal_20_Line"/>
      <text:h text:style-name="Heading_20_3" text:outline-level="3"><text:span text:style-name="Strong_20_Emphasis">3️⃣ Multiple ForeignKey Joins</text:span></text:h>
      <text:p text:style-name="Preformatted_20_Text"/>
      <text:list text:continue-numbering="true" text:style-name="L5">
        <text:list-header>
          <text:p text:style-name="P8"><text:span text:style-name="Source_20_Text"><text:span text:style-name="T5">invoices = SalesInvoice.objects.select_related('customer', 'sales_rep')</text:span></text:span></text:p>
        </text:list-header>
      </text:list>
      <text:p text:style-name="Text_20_body"/>
      <text:p text:style-name="Text_20_body">Django will perform SQL joins on <text:span text:style-name="Strong_20_Emphasis">both </text:span><text:span text:style-name="Strong_20_Emphasis"><text:span text:style-name="Source_20_Text">customer</text:span></text:span><text:span text:style-name="Strong_20_Emphasis"> and </text:span><text:span text:style-name="Strong_20_Emphasis"><text:span text:style-name="Source_20_Text">sales_rep</text:span></text:span>.</text:p>
      <text:p text:style-name="P2"><text:span text:style-name="Strong_20_Emphasis"/></text:p>
      <text:h text:style-name="Heading_20_3" text:outline-level="3"><text:span text:style-name="Strong_20_Emphasis">4️⃣ Chaining </text:span><text:span text:style-name="Strong_20_Emphasis"><text:span text:style-name="Source_20_Text">select_related()</text:span></text:span><text:span text:style-name="Strong_20_Emphasis"> with </text:span><text:span text:style-name="Strong_20_Emphasis"><text:span text:style-name="Source_20_Text">filter()</text:span></text:span></text:h>
      <text:p text:style-name="Text_20_body">You can combine <text:span text:style-name="Source_20_Text">select_related()</text:span> with <text:span text:style-name="Source_20_Text">filter()</text:span> for better performance:</text:p>
      <text:p text:style-name="Preformatted_20_Text"/>
      <text:list text:continue-numbering="true" text:style-name="L5">
        <text:list-header>
          <text:p text:style-name="P8"><text:span text:style-name="Source_20_Text"><text:span text:style-name="T5">sales = SalesInvoice.objects.select_related('customer').filter(date__gte="2024-01-01")</text:span></text:span></text:p>
        </text:list-header>
      </text:list>
      <text:p text:style-name="Text_20_body"/>
      <text:p text:style-name="Text_20_body"><text:soft-page-break/>This ensures that only filtered invoices are fetched with their related customers.</text:p>
      <text:p text:style-name="Text_20_body"/>
      <text:p text:style-name="Horizontal_20_Line"><text:span text:style-name="Strong_20_Emphasis"/></text:p>
      <text:h text:style-name="Heading_20_3" text:outline-level="3"><text:span text:style-name="Strong_20_Emphasis">5️⃣ Accessing Nested Relationships</text:span></text:h>
      <text:p text:style-name="Text_20_body">If a related model has another foreign key, you can use <text:span text:style-name="Strong_20_Emphasis">double underscores (</text:span><text:span text:style-name="Strong_20_Emphasis"><text:span text:style-name="Source_20_Text">__</text:span></text:span><text:span text:style-name="Strong_20_Emphasis">)</text:span>:</text:p>
      <text:p text:style-name="Preformatted_20_Text"/>
      <text:list xml:id="list123803275592738" text:continue-numbering="true" text:style-name="L5">
        <text:list-header>
          <text:p text:style-name="P8"><text:span text:style-name="Source_20_Text"><text:span text:style-name="T5">sales = SalesInvoice.objects.select_related('customer__region')</text:span></text:span></text:p>
        </text:list-header>
      </text:list>
      <text:list text:style-name="L4">
        <text:list-item>
          <text:p text:style-name="P14">Fetches <text:span text:style-name="Source_20_Text">SalesInvoice</text:span></text:p>
        </text:list-item>
        <text:list-item>
          <text:p text:style-name="P14">Joins with <text:span text:style-name="Source_20_Text">Customer</text:span></text:p>
        </text:list-item>
        <text:list-item>
          <text:p text:style-name="P13">Joins with <text:span text:style-name="Source_20_Text">Region</text:span></text:p>
        </text:list-item>
      </text:list>
      <text:p text:style-name="Text_20_body"><text:span text:style-name="Source_20_Text"/></text:p>
      <text:p text:style-name="Text_20_body">✅ Now you can access:</text:p>
      <text:list text:continue-list="list123803275592738" text:style-name="L5">
        <text:list-header>
          <text:p text:style-name="P8"><text:span text:style-name="Source_20_Text"><text:span text:style-name="T5">for sale in sales:</text:span></text:span></text:p>
          <text:p text:style-name="P8"><text:span text:style-name="Source_20_Text"><text:span text:style-name="T5"><text:s text:c="4"/>print(sale.customer.region.name)</text:span></text:span></text:p>
        </text:list-header>
      </text:list>
      <text:p text:style-name="P3"><text:span text:style-name="Strong_20_Emphasis"/></text:p>
      <text:h text:style-name="Heading_20_3" text:outline-level="3">6️⃣ <text:s/><text:span text:style-name="Strong_20_Emphasis">Performance Considerations</text:span></text:h>
      <text:list text:continue-numbering="true" text:style-name="L5">
        <text:list-item>
          <text:p text:style-name="P16"><text:span text:style-name="Source_20_Text">select_related()</text:span> is <text:span text:style-name="Strong_20_Emphasis">faster</text:span> than <text:span text:style-name="Source_20_Text">prefetch_related()</text:span> <text:span text:style-name="Strong_20_Emphasis">when working with ForeignKey fields</text:span>, but it loads <text:span text:style-name="Strong_20_Emphasis">all fields</text:span> from related tables, which might be unnecessary.</text:p>
        </text:list-item>
        <text:list-item>
          <text:p text:style-name="P16">Avoid using it if the related table has <text:span text:style-name="Strong_20_Emphasis">large text fields</text:span> (e.g., JSON fields, long descriptions).</text:p>
        </text:list-item>
        <text:list-item>
          <text:p text:style-name="P15">Use <text:span text:style-name="Source_20_Text">.only()</text:span> or <text:span text:style-name="Source_20_Text">.defer()</text:span> to limit unnecessary columns:</text:p>
          <text:p text:style-name="P8"><text:span text:style-name="Source_20_Text"><text:span text:style-name="T5">sales = SalesInvoice.objects.select_related('customer').only('id', 'date', 'customer__name')</text:span></text:span></text:p>
          <text:p text:style-name="P8"><text:span text:style-name="Source_20_Text"><text:span text:style-name="T5"/></text:span></text:p>
          <text:p text:style-name="P15">This ensures that Django <text:span text:style-name="Strong_20_Emphasis">only</text:span> loads essential fields.</text:p>
        </text:list-item>
      </text:list>
      <text:p text:style-name="P3"><text:span text:style-name="Strong_20_Emphasis"/></text:p>
      <text:h text:style-name="Heading_20_3" text:outline-level="3"><text:span text:style-name="Strong_20_Emphasis">Combining </text:span><text:span text:style-name="Strong_20_Emphasis"><text:span text:style-name="Source_20_Text">select_related()</text:span></text:span><text:span text:style-name="Strong_20_Emphasis"> and </text:span><text:span text:style-name="Strong_20_Emphasis"><text:span text:style-name="Source_20_Text">prefetch_related()</text:span></text:span></text:h>
      <text:p text:style-name="Text_20_body">When you have a mix of <text:span text:style-name="Strong_20_Emphasis">ForeignKey (One-to-Many)</text:span> and <text:span text:style-name="Strong_20_Emphasis">Many-to-Many</text:span> relationships, you can <text:span text:style-name="Strong_20_Emphasis">combine</text:span> <text:span text:style-name="Source_20_Text">select_related()</text:span> and <text:span text:style-name="Source_20_Text">prefetch_related()</text:span> for optimal performance.</text:p>
      <text:h text:style-name="Heading_20_4" text:outline-level="4">Example:</text:h>
      <text:p text:style-name="P6"><text:span text:style-name="Source_20_Text"><text:span text:style-name="T5">sales = SalesInvoice.objects.select_related('customer').prefetch_related('items')</text:span></text:span></text:p>
      <text:list text:style-name="L7">
        <text:list-header>
          <text:p text:style-name="P20"><text:span text:style-name="Source_20_Text"/></text:p>
        </text:list-header>
        <text:list-item>
          <text:p text:style-name="P20"><text:span text:style-name="Source_20_Text">customer</text:span> (ForeignKey) → Uses <text:span text:style-name="Source_20_Text">select_related()</text:span> (SQL JOIN)</text:p>
        </text:list-item>
        <text:list-item>
          <text:p text:style-name="P19"><text:span text:style-name="Source_20_Text">items</text:span> (ManyToManyField) → Uses <text:span text:style-name="Source_20_Text">prefetch_related()</text:span> (Separate Query)</text:p>
        </text:list-item>
      </text:list>
      <text:p text:style-name="Text_20_body">🔹 <text:span text:style-name="Strong_20_Emphasis">Why?</text:span></text:p>
      <text:list text:style-name="L8">
        <text:list-item>
          <text:p text:style-name="P22"><text:span text:style-name="Source_20_Text">select_related()</text:span> is best for ForeignKey, reducing queries to <text:span text:style-name="Strong_20_Emphasis">one SQL JOIN</text:span>.</text:p>
        </text:list-item>
        <text:list-item>
          <text:p text:style-name="P21"><text:span text:style-name="Source_20_Text">prefetch_related()</text:span> is best for Many-to-Many to prevent large, inefficient joins.</text:p>
        </text:list-item>
      </text:list>
      <text:p text:style-name="Horizontal_20_Line"/>
      <text:h text:style-name="Heading_20_3" text:outline-level="3"><text:soft-page-break/><text:span text:style-name="Strong_20_Emphasis">Chaining </text:span><text:span text:style-name="Strong_20_Emphasis"><text:span text:style-name="Source_20_Text">select_related()</text:span></text:span><text:span text:style-name="Strong_20_Emphasis"> with </text:span><text:span text:style-name="Strong_20_Emphasis"><text:span text:style-name="Source_20_Text">annotate()</text:span></text:span></text:h>
      <text:p text:style-name="Text_20_body">You can combine <text:span text:style-name="Source_20_Text">select_related()</text:span> with <text:span text:style-name="Source_20_Text">annotate()</text:span> to optimize performance when aggregating related data.</text:p>
      <text:h text:style-name="Heading_20_4" text:outline-level="4">Example:</text:h>
      <text:p text:style-name="P4"><text:span text:style-name="Source_20_Text">from django.db.models import Count</text:span></text:p>
      <text:p text:style-name="P6"/>
      <text:p text:style-name="P6"><text:span text:style-name="Source_20_Text"><text:span text:style-name="T5">sales = SalesInvoice.objects.select_related('customer').annotate(item_count=Count('items'))</text:span></text:span></text:p>
      <text:p text:style-name="P6"><text:span text:style-name="Source_20_Text"><text:span text:style-name="T5">for sale in sales:</text:span></text:span></text:p>
      <text:p text:style-name="P7"><text:span text:style-name="Source_20_Text"><text:span text:style-name="T5"><text:s text:c="4"/>print(f"Customer: {sale.customer.name}, Items Sold: {sale.item_count}")</text:span></text:span></text:p>
      <text:p text:style-name="Text_20_body">✅ This avoids <text:span text:style-name="Strong_20_Emphasis">N+1 query problems</text:span> when counting related objects.</text:p>
      <text:p text:style-name="Horizontal_20_Line"/>
      <text:h text:style-name="Heading_20_3" text:outline-level="3"><text:span text:style-name="Strong_20_Emphasis">Using </text:span><text:span text:style-name="Strong_20_Emphasis"><text:span text:style-name="Source_20_Text">select_related()</text:span></text:span><text:span text:style-name="Strong_20_Emphasis"> in Serializer </text:span><text:span text:style-name="Strong_20_Emphasis"><text:span text:style-name="Source_20_Text">get_queryset()</text:span></text:span><text:span text:style-name="Strong_20_Emphasis"> (Django REST Framework)</text:span></text:h>
      <text:p text:style-name="Text_20_body">If you're using Django REST Framework (DRF), use <text:span text:style-name="Source_20_Text">select_related()</text:span> in <text:span text:style-name="Source_20_Text">get_queryset()</text:span> to reduce unnecessary queries.</text:p>
      <text:h text:style-name="Heading_20_4" text:outline-level="4">Example:</text:h>
      <text:p text:style-name="Preformatted_20_Text"/>
      <text:p text:style-name="P7"><text:span text:style-name="Source_20_Text"><text:span text:style-name="T5">class SalesInvoiceViewSet(viewsets.ModelViewSet):</text:span></text:span></text:p>
      <text:p text:style-name="P7"><text:span text:style-name="Source_20_Text"><text:span text:style-name="T5"><text:s text:c="4"/>queryset = SalesInvoice.objects.select_related('customer').all()</text:span></text:span></text:p>
      <text:p text:style-name="P7"><text:span text:style-name="Source_20_Text"><text:span text:style-name="T5"><text:s text:c="4"/>serializer_class = SalesInvoiceSerializer</text:span></text:span></text:p>
      <text:p text:style-name="Text_20_body">✅ This ensures that every API request <text:span text:style-name="Strong_20_Emphasis">optimizes database queries</text:span>.</text:p>
      <text:p text:style-name="Horizontal_20_Line"/>
      <text:h text:style-name="Heading_20_3" text:outline-level="3"><text:span text:style-name="Strong_20_Emphasis">Overriding </text:span><text:span text:style-name="Strong_20_Emphasis"><text:span text:style-name="Source_20_Text">get_queryset()</text:span></text:span><text:span text:style-name="Strong_20_Emphasis"> in Django Admin</text:span></text:h>
      <text:p text:style-name="Text_20_body">Django Admin also benefits from <text:span text:style-name="Source_20_Text">select_related()</text:span> to reduce query count.</text:p>
      <text:h text:style-name="Heading_20_4" text:outline-level="4">Example:</text:h>
      <text:p text:style-name="Preformatted_20_Text"/>
      <text:p text:style-name="P7"><text:span text:style-name="Source_20_Text"><text:span text:style-name="T5">class SalesInvoiceAdmin(admin.ModelAdmin):</text:span></text:span></text:p>
      <text:p text:style-name="P7"><text:span text:style-name="Source_20_Text"><text:span text:style-name="T5"><text:s text:c="4"/>list_display = ('id', 'date', 'customer')</text:span></text:span></text:p>
      <text:p text:style-name="P7"><text:span text:style-name="Source_20_Text"><text:span text:style-name="T5"/></text:span></text:p>
      <text:p text:style-name="P7"><text:span text:style-name="Source_20_Text"><text:span text:style-name="T5"><text:s text:c="4"/>def get_queryset(self, request):</text:span></text:span></text:p>
      <text:p text:style-name="P7"><text:span text:style-name="Source_20_Text"><text:span text:style-name="T5"><text:s text:c="8"/>return super().get_queryset(request).select_related('customer')</text:span></text:span></text:p>
      <text:p text:style-name="Text_20_body">✅ This prevents <text:span text:style-name="Strong_20_Emphasis">excessive queries</text:span> when loading the admin page.</text:p>
      <text:p text:style-name="Horizontal_20_Line"/>
      <text:h text:style-name="Heading_20_3" text:outline-level="3"><text:soft-page-break/><text:span text:style-name="Strong_20_Emphasis">Debugging Queries with </text:span><text:span text:style-name="Strong_20_Emphasis"><text:span text:style-name="Source_20_Text">django.db.connection.queries</text:span></text:span></text:h>
      <text:p text:style-name="Text_20_body">To check how Django executes your queries, use:</text:p>
      <text:p text:style-name="P7"><text:span text:style-name="Source_20_Text"><text:span text:style-name="T5"/></text:span></text:p>
      <text:p text:style-name="P7"><text:span text:style-name="Source_20_Text"><text:span text:style-name="T5">from django.db import connection</text:span></text:span></text:p>
      <text:p text:style-name="P7"><text:span text:style-name="Source_20_Text"><text:span text:style-name="T5"/></text:span></text:p>
      <text:p text:style-name="P7"><text:span text:style-name="Source_20_Text"><text:span text:style-name="T5">sales = SalesInvoice.objects.select_related('customer')</text:span></text:span></text:p>
      <text:p text:style-name="P7"><text:span text:style-name="Source_20_Text"><text:span text:style-name="T5">print(len(connection.queries)) <text:s/># Shows the number of queries executed</text:span></text:span></text:p>
      <text:p text:style-name="P7"><text:span text:style-name="Source_20_Text"><text:span text:style-name="T5">for query in connection.queries:</text:span></text:span></text:p>
      <text:p text:style-name="P7"><text:span text:style-name="Source_20_Text"><text:span text:style-name="T5"><text:s text:c="4"/>print(query["sql"]) <text:s/># Prints the SQL generated</text:span></text:span></text:p>
      <text:p text:style-name="Text_20_body">✅ This helps identify <text:span text:style-name="Strong_20_Emphasis">unoptimized queries</text:span>.</text:p>
      <text:p text:style-name="Horizontal_20_Line"><text:span text:style-name="Strong_20_Emphasis"/></text:p>
      <text:p text:style-name="Text_20_body">🛑 <text:span text:style-name="Strong_20_Emphasis">When NOT to Use </text:span><text:span text:style-name="Strong_20_Emphasis"><text:span text:style-name="Source_20_Text">select_related()</text:span></text:span></text:p>
      <text:list text:style-name="L6">
        <text:list-item>
          <text:p text:style-name="P18">❌ <text:span text:style-name="Strong_20_Emphasis">For Many-to-Many relationships</text:span> (use <text:span text:style-name="Source_20_Text">prefetch_related()</text:span> instead)</text:p>
        </text:list-item>
        <text:list-item>
          <text:p text:style-name="P18">❌ If you only <text:span text:style-name="Strong_20_Emphasis">sometimes</text:span> access the related model (it may fetch unnecessary data)</text:p>
        </text:list-item>
        <text:list-item>
          <text:p text:style-name="P17">❌ If the related table has <text:span text:style-name="Strong_20_Emphasis">too many columns</text:span> (can slow down queries)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2:13:20.765971217</meta:creation-date>
    <dc:date>2025-02-01T12:38:02.428592398</dc:date>
    <meta:editing-duration>PT12M4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4" meta:paragraph-count="84" meta:word-count="564" meta:character-count="4484" meta:non-whitespace-character-count="3985"/>
  </office:meta>
</office:document-meta>
</file>